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5" style:family="table-cell" style:parent-style-name="Excel_32_Built-in_32_Check_32_Cell" style:data-style-name="N0">
      <style:table-cell-properties fo:border="thin solid #000000" style:vertical-align="middle" fo:wrap-option="wrap" fo:background-color="#A5A5A5" style:cell-protect="protected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A6A6A6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19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37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7" style:family="table-cell" style:parent-style-name="Default" style:data-style-name="N36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10.95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7.434791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table:number-columns-repeated="6" table:style-name="ce2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">
            <text:p>These hours have been counted once the delivery of the wiki has been made</text:p>
          </table:table-cell>
          <table:table-cell table:number-columns-repeated="5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5">
            <text:p>Person Average</text:p>
          </table:table-cell>
          <table:table-cell office:value-type="string" table:style-name="ce5">
            <text:p>Estimated Total Time</text:p>
          </table:table-cell>
          <table:table-cell office:value-type="string" table:style-name="ce5">
            <text:p>Real Total Time</text:p>
          </table:table-cell>
          <table:table-cell office:value-type="string" table:style-name="ce6">
            <text:p>Average error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Rafa</text:p>
          </table:table-cell>
          <table:table-cell office:value-type="string" table:style-name="ce7">
            <text:p>27:10 h</text:p>
          </table:table-cell>
          <table:table-cell office:value-type="string" table:style-name="ce7">
            <text:p>32:05 h</text:p>
          </table:table-cell>
          <table:table-cell office:value-type="string" table:style-name="ce8">
            <text:p>-15.44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Jose</text:p>
          </table:table-cell>
          <table:table-cell office:value-type="string" table:style-name="ce7">
            <text:p>36:45 h</text:p>
          </table:table-cell>
          <table:table-cell office:value-type="string" table:style-name="ce7">
            <text:p>50:15 h</text:p>
          </table:table-cell>
          <table:table-cell office:value-type="string" table:style-name="ce8">
            <text:p>-27.31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Ferran</text:p>
          </table:table-cell>
          <table:table-cell office:value-type="string" table:style-name="ce7">
            <text:p>36:30 h</text:p>
          </table:table-cell>
          <table:table-cell office:value-type="string" table:style-name="ce7">
            <text:p>47:00 h</text:p>
          </table:table-cell>
          <table:table-cell office:value-type="string" table:style-name="ce8">
            <text:p>-22.76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style-name="ce1"/>
          <table:table-cell office:value-type="string" table:style-name="ce7">
            <text:p>Adria</text:p>
          </table:table-cell>
          <table:table-cell office:value-type="string" table:style-name="ce7">
            <text:p>17:10 h</text:p>
          </table:table-cell>
          <table:table-cell office:value-type="string" table:style-name="ce7">
            <text:p>23:30 h</text:p>
          </table:table-cell>
          <table:table-cell office:value-type="string" table:style-name="ce8">
            <text:p>-26.60 %</text:p>
          </table:table-cell>
          <table:table-cell table:style-name="ce1"/>
          <table:table-cell table:number-columns-repeated="2" table:style-name="ce3"/>
          <table:table-cell table:number-columns-repeated="16376"/>
        </table:table-row>
        <table:table-row table:style-name="ro2">
          <table:table-cell table:number-columns-repeated="6" table:style-name="ce1"/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5">
            <text:p>Tasca</text:p>
          </table:table-cell>
          <table:table-cell office:value-type="string" table:style-name="ce5">
            <text:p>Persona Encarregada</text:p>
          </table:table-cell>
          <table:table-cell office:value-type="string" table:style-name="ce5">
            <text:p>Estimated Task Time</text:p>
          </table:table-cell>
          <table:table-cell office:value-type="string" table:style-name="ce5">
            <text:p>Real Task Time</text:p>
          </table:table-cell>
          <table:table-cell office:value-type="string" table:style-name="ce6">
            <text:p>Data d'implementació</text:p>
          </table:table-cell>
          <table:table-cell office:value-type="string" table:style-name="ce6">
            <text:p>Difference between estimated and real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4">
          <table:table-cell office:value-type="string" table:style-name="ce11">
            <text:p>Make background module for the scroll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3-29T00:00:00" table:style-name="ce12">
            <text:p>29/03/2019</text:p>
          </table:table-cell>
          <table:table-cell office:value-type="string" table:style-name="ce12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music to modules</text:p>
          </table:table-cell>
          <table:table-cell office:value-type="string" table:style-name="ce11">
            <text:p>Ferran, Jose, Adriá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Jum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office:value-type="string" table:style-name="ce8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office:value-type="string" table:style-name="ce8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Add Module Player 2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12">
            <text:p>04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6">
          <table:table-cell office:value-type="string" table:style-name="ce11">
            <text:p>Hitbox hdk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Hit the opponent with hdk and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1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state machin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7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office:value-type="string" table:style-name="ce8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4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Fade out fade i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8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7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7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office:value-type="string" table:style-name="ce8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Layout final project to do the tasks of Handout 5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5">
          <table:table-cell office:value-type="string" table:style-name="ce11">
            <text:p>Make Welcome Pag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End Battle Scree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orrect commit errors Ferrá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12">
            <text:p>31/03/2019</text:p>
          </table:table-cell>
          <table:table-cell office:value-type="string" table:style-name="ce12">
            <text:p>-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e the time of the animations count by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logic to have different hitboxes in each fram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12">
            <text:p>13/04/2019</text:p>
          </table:table-cell>
          <table:table-cell office:value-type="string" table:style-name="ce12">
            <text:p>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office:value-type="string" table:style-name="ce7">
            <text:p>5:00 h</text:p>
          </table:table-cell>
          <table:table-cell office:value-type="date" office:date-value="2019-04-09T00:00:00" table:style-name="ce8">
            <text:p>09/04/2019</text:p>
          </table:table-cell>
          <table:table-cell office:value-type="string" table:style-name="ce8">
            <text:p>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General improvement of cod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10 h</text:p>
          </table:table-cell>
          <table:table-cell office:value-type="string" table:style-name="ce11">
            <text:p>0:45 h</text:p>
          </table:table-cell>
          <table:table-cell office:value-type="date" office:date-value="2019-04-10T00:00:00" table:style-name="ce14">
            <text:p>10/04/19</text:p>
          </table:table-cell>
          <table:table-cell office:value-type="string" table:style-name="ce14">
            <text:p>0:3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Add objet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30 h</text:p>
          </table:table-cell>
          <table:table-cell office:value-type="date" office:date-value="2019-04-14T00:00:00" table:style-name="ce15">
            <text:p>14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amera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3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aking collisions with projectile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12">
            <text:p>0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hange module Honda for Saga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hit type in collider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08T00:00:00" table:style-name="ce12">
            <text:p>0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hitbox Hadoken Player 2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45 h</text:p>
          </table:table-cell>
          <table:table-cell office:value-type="date" office:date-value="2019-04-06T00:00:00" table:style-name="ce12">
            <text:p>06/04/2019</text:p>
          </table:table-cell>
          <table:table-cell office:value-type="string" table:style-name="ce12">
            <text:p>-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t frames of each moveme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1:30 h</text:p>
          </table:table-cell>
          <table:table-cell office:value-type="date" office:date-value="2019-04-11T00:00:00" table:style-name="ce12">
            <text:p>11/04/2019</text:p>
          </table:table-cell>
          <table:table-cell office:value-type="string" table:style-name="ce12">
            <text:p>-3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objects in the front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4-12T00:00:00" table:style-name="ce12">
            <text:p>12/04/2019</text:p>
          </table:table-cell>
          <table:table-cell office:value-type="string" table:style-name="ce12">
            <text:p>-0:10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Fix collisions with wall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2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Implement state machine in Player 2</text:p>
          </table:table-cell>
          <table:table-cell office:value-type="string" table:style-name="ce11">
            <text:p>Ferran, Jose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2:30 h</text:p>
          </table:table-cell>
          <table:table-cell office:value-type="date" office:date-value="2019-04-14T00:00:00" table:style-name="ce12">
            <text:p>14/04/2019</text:p>
          </table:table-cell>
          <table:table-cell office:value-type="string" table:style-name="ce12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dule font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Semi-implementation of the time marker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5T00:00:00" table:style-name="ce12">
            <text:p>15/04/2019</text:p>
          </table:table-cell>
          <table:table-cell office:value-type="string" table:style-name="ce12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logic to add and remove the hitboxes of each frame in the charact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ght Timer</text:p>
          </table:table-cell>
          <table:table-cell office:value-type="string" table:style-name="ce11">
            <text:p>Jose, Ferran</text:p>
          </table:table-cell>
          <table:table-cell office:value-type="string" table:style-name="ce11">
            <text:p>1h</text:p>
          </table:table-cell>
          <table:table-cell office:value-type="string" table:style-name="ce11">
            <text:p>0:20 h</text:p>
          </table:table-cell>
          <table:table-cell office:value-type="date" office:date-value="2019-04-16T00:00:00" table:style-name="ce14">
            <text:p>16/04/19</text:p>
          </table:table-cell>
          <table:table-cell office:value-type="string" table:style-name="ce14">
            <text:p>-0:4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hange orientation hadoken player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 h</text:p>
          </table:table-cell>
          <table:table-cell office:value-type="date" office:date-value="2019-04-16T00:00:00" table:style-name="ce15">
            <text:p>16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Implementation of the UI and Blit of the KO ic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3 h</text:p>
          </table:table-cell>
          <table:table-cell office:value-type="date" office:date-value="2019-04-16T00:00:00" table:style-name="ce12">
            <text:p>16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Treatment of time of task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14T00:00:00" table:style-name="ce8">
            <text:p>14/04/2019</text:p>
          </table:table-cell>
          <table:table-cell office:value-type="string" table:style-name="ce8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Move the images of the wiki to the new assets folder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30 h</text:p>
          </table:table-cell>
          <table:table-cell office:value-type="date" office:date-value="2019-04-17T00:00:00" table:style-name="ce14">
            <text:p>17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smart camera</text:p>
          </table:table-cell>
          <table:table-cell office:value-type="string" table:style-name="ce11">
            <text:p>Jose, Adri, 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3 h</text:p>
          </table:table-cell>
          <table:table-cell office:value-type="date" office:date-value="2019-04-18T00:00:00" table:style-name="ce14">
            <text:p>18/04/19</text:p>
          </table:table-cell>
          <table:table-cell office:value-type="string" table:style-name="ce14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compose the UI spritesheet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4 h</text:p>
          </table:table-cell>
          <table:table-cell office:value-type="date" office:date-value="2019-04-18T00:00:00" table:style-name="ce12">
            <text:p>18/04/2019</text:p>
          </table:table-cell>
          <table:table-cell office:value-type="string" table:style-name="ce12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Life bar implement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5 h</text:p>
          </table:table-cell>
          <table:table-cell office:value-type="string" table:style-name="ce11">
            <text:p>2 h</text:p>
          </table:table-cell>
          <table:table-cell office:value-type="date" office:date-value="2019-04-19T00:00:00" table:style-name="ce12">
            <text:p>19/04/2019</text:p>
          </table:table-cell>
          <table:table-cell office:value-type="string" table:style-name="ce12">
            <text:p>-3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 pivots to each animation and add correct frame count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5 h</text:p>
          </table:table-cell>
          <table:table-cell office:value-type="string" table:style-name="ce7">
            <text:p>3 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2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Trying to fix camera (NOT SUCCESSFUL)</text:p>
          </table:table-cell>
          <table:table-cell office:value-type="string" table:style-name="ce7">
            <text:p>Adria, 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4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4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collision boxes to standing, forwards, backward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1:30h</text:p>
          </table:table-cell>
          <table:table-cell office:value-type="date" office:date-value="2019-04-19T00:00:00" table:style-name="ce15">
            <text:p>19/04/19</text:p>
          </table:table-cell>
          <table:table-cell office:value-type="string" table:style-name="ce15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camera (provisional, but working as intended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:20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ing stage size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0:20 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7">
            <text:p>Adding/Fixing Animations (idle, fwd,back,crouch,crouching,standing)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3h</text:p>
          </table:table-cell>
          <table:table-cell office:value-type="date" office:date-value="2019-04-21T00:00:00" table:style-name="ce15">
            <text:p>21/04/19</text:p>
          </table:table-cell>
          <table:table-cell office:value-type="string" table:style-name="ce15">
            <text:p>-1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limits to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Repair Countdow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 h</text:p>
          </table:table-cell>
          <table:table-cell office:value-type="date" office:date-value="2019-04-22T00:00:00" table:style-name="ce14">
            <text:p>22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lip CollisionsBox and pivot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45h</text:p>
          </table:table-cell>
          <table:table-cell office:value-type="date" office:date-value="2019-04-25T00:00:00" table:style-name="ce14">
            <text:p>25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Redo Module Fonts and create module UI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:30h</text:p>
          </table:table-cell>
          <table:table-cell office:value-type="date" office:date-value="2019-04-22T00:00:00" table:style-name="ce15">
            <text:p>22/04/19</text:p>
          </table:table-cell>
          <table:table-cell office:value-type="string" table:style-name="ce15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dify state box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4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Life bars movement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2h</text:p>
          </table:table-cell>
          <table:table-cell office:value-type="date" office:date-value="2019-04-26T00:00:00" table:style-name="ce15">
            <text:p>26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Add Module Fight and put logic to load the stage, player and interface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5:30h</text:p>
          </table:table-cell>
          <table:table-cell office:value-type="date" office:date-value="2019-04-26T00:00:00" table:style-name="ce14">
            <text:p>26/04/19</text:p>
          </table:table-cell>
          <table:table-cell office:value-type="string" table:style-name="ce14">
            <text:p>1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3">
          <table:table-cell office:value-type="string" table:style-name="ce11">
            <text:p>Put logic to the UI module so that it works with the fight module and put win and lose condition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6H</text:p>
          </table:table-cell>
          <table:table-cell office:value-type="date" office:date-value="2019-04-27T00:00:00" table:style-name="ce14">
            <text:p>27/04/19</text:p>
          </table:table-cell>
          <table:table-cell office:value-type="string" table:style-name="ce14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animation get up, air reel, win and lose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3 h</text:p>
          </table:table-cell>
          <table:table-cell office:value-type="string" table:style-name="ce11">
            <text:p>5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2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Calibrate the jump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1:30 h</text:p>
          </table:table-cell>
          <table:table-cell office:value-type="date" office:date-value="2019-04-27T00:00:00" table:style-name="ce12">
            <text:p>27/04/2019</text:p>
          </table:table-cell>
          <table:table-cell office:value-type="string" table:style-name="ce12">
            <text:p>-0:3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Add frames of invulnerability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5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Correct teleportation in the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2">
            <text:p>28/04/2019</text:p>
          </table:table-cell>
          <table:table-cell office:value-type="string" table:style-name="ce12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Repeat animation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11">
            <text:p>Push player without passing the limit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45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audios to the blows of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visibility Hadou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0 h</text:p>
          </table:table-cell>
          <table:table-cell office:value-type="string" table:style-name="ce7">
            <text:p>1:30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at animat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2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Fix hadoken (together)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15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:15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bug different damages for both player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15 h</text:p>
          </table:table-cell>
          <table:table-cell office:value-type="string" table:style-name="ce11">
            <text:p>0:15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ro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ix jumps 2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Fix audio bug in player 2 jump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20 h</text:p>
          </table:table-cell>
          <table:table-cell office:value-type="string" table:style-name="ce11">
            <text:p>0:10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1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Crouching Reel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Add colliders wall limit of the map and increase the invulnerabilities to 25 frame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1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Win-Lose Stat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0:30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0 h</text:p>
          </table:table-cell>
          <table:table-cell table:number-columns-repeated="2" table:style-name="ce9"/>
          <table:table-cell table:number-columns-repeated="16376" table:style-name="ce10"/>
        </table:table-row>
        <table:table-row table:style-name="ro2">
          <table:table-cell office:value-type="string" table:style-name="ce7">
            <text:p>Falling and getting up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0:45 h</text:p>
          </table:table-cell>
          <table:table-cell office:value-type="date" office:date-value="2019-04-28T00:00:00" table:style-name="ce15">
            <text:p>28/04/19</text:p>
          </table:table-cell>
          <table:table-cell office:value-type="string" table:style-name="ce15">
            <text:p>-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reset to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25 h</text:p>
          </table:table-cell>
          <table:table-cell office:value-type="date" office:date-value="2019-04-28T00:00:00" table:style-name="ce14">
            <text:p>28/04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idle and forward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1">
            <text:p>0:45 h</text:p>
          </table:table-cell>
          <table:table-cell office:value-type="date" office:date-value="2019-05-07T00:00:00" table:style-name="ce14">
            <text:p>07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backward, lk and lp animation implemented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2:20 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2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neutral jump animation implemented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30 h</text:p>
          </table:table-cell>
          <table:table-cell office:value-type="string" table:style-name="ce16">
            <text:p>0:45 h</text:p>
          </table:table-cell>
          <table:table-cell office:value-type="date" office:date-value="2019-05-08T00:00:00" table:style-name="ce14">
            <text:p>08/05/19</text:p>
          </table:table-cell>
          <table:table-cell office:value-type="string" table:style-name="ce14">
            <text:p>0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ding Dhalsim animations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1:30h</text:p>
          </table:table-cell>
          <table:table-cell office:value-type="string" table:style-name="ce7">
            <text:p>2:30h</text:p>
          </table:table-cell>
          <table:table-cell office:value-type="date" office:date-value="2019-05-08T00:00:00" table:style-name="ce15">
            <text:p>08/05/19</text:p>
          </table:table-cell>
          <table:table-cell office:value-type="string" table:style-name="ce15">
            <text:p>1:0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reel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0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4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victory animation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0:40 h</text:p>
          </table:table-cell>
          <table:table-cell office:value-type="string" table:style-name="ce11">
            <text:p>0:30 h</text:p>
          </table:table-cell>
          <table:table-cell office:value-type="date" office:date-value="2019-05-11T00:00:00" table:style-name="ce14">
            <text:p>11/05/19</text:p>
          </table:table-cell>
          <table:table-cell office:value-type="string" table:style-name="ce14">
            <text:p>-0:1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jumping and jumping lk, lp animation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1:55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0:0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ake Color variation for Dhalsim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7">
            <text:p>3 h</text:p>
          </table:table-cell>
          <table:table-cell office:value-type="date" office:date-value="2019-05-11T00:00:00" table:style-name="ce15">
            <text:p>11/05/19</text:p>
          </table:table-cell>
          <table:table-cell office:value-type="string" table:style-name="ce15">
            <text:p>-2:0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d pivot to Dhalsim animations</text:p>
          </table:table-cell>
          <table:table-cell office:value-type="string" table:style-name="ce11">
            <text:p>Rafa</text:p>
          </table:table-cell>
          <table:table-cell office:value-type="string" table:style-name="ce11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5-12T00:00:00" table:style-name="ce14">
            <text:p>12/05/19</text:p>
          </table:table-cell>
          <table:table-cell office:value-type="string" table:style-name="ce14">
            <text:p>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ove on Border Character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2 h</text:p>
          </table:table-cell>
          <table:table-cell office:value-type="string" table:style-name="ce7">
            <text:p>3:30 h</text:p>
          </table:table-cell>
          <table:table-cell office:value-type="date" office:date-value="2019-05-19T00:00:00" table:style-name="ce15">
            <text:p>19/05/19</text:p>
          </table:table-cell>
          <table:table-cell office:value-type="string" table:style-name="ce15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halsim HK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0h</text:p>
          </table:table-cell>
          <table:table-cell office:value-type="string" table:style-name="ce7">
            <text:p>1h</text:p>
          </table:table-cell>
          <table:table-cell office:value-type="date" office:date-value="2010-05-17T00:00:00" table:style-name="ce15">
            <text:p>17/05/10</text:p>
          </table:table-cell>
          <table:table-cell office:value-type="string" table:style-name="ce15">
            <text:p>-0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close standing and crouching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5 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Dhalsim Timers (all 6 normals, all 6 cr-normals)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2h</text:p>
          </table:table-cell>
          <table:table-cell office:value-type="string" table:style-name="ce7">
            <text:p>4h</text:p>
          </table:table-cell>
          <table:table-cell office:value-type="date" office:date-value="2019-05-20T00:00:00" table:style-name="ce15">
            <text:p>20/05/19</text:p>
          </table:table-cell>
          <table:table-cell office:value-type="string" table:style-name="ce15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ing almost all remaining Dhalsim Timers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4h</text:p>
          </table:table-cell>
          <table:table-cell office:value-type="string" table:style-name="ce11">
            <text:p>4h</text:p>
          </table:table-cell>
          <table:table-cell office:value-type="date" office:date-value="2019-05-20T00:00:00" table:style-name="ce14">
            <text:p>20/05/19</text:p>
          </table:table-cell>
          <table:table-cell office:value-type="string" table:style-name="ce14">
            <text:p>-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djusting / implementing Dhalsim specials and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7 h</text:p>
          </table:table-cell>
          <table:table-cell office:value-type="string" table:style-name="ce7">
            <text:p>6 h</text:p>
          </table:table-cell>
          <table:table-cell office:value-type="date" office:date-value="2019-05-21T00:00:00" table:style-name="ce15">
            <text:p>21/05/19</text:p>
          </table:table-cell>
          <table:table-cell office:value-type="string" table:style-name="ce15">
            <text:p>1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Inputs 8 direccione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4h</text:p>
          </table:table-cell>
          <table:table-cell office:value-type="string" table:style-name="ce7">
            <text:p>10 h</text:p>
          </table:table-cell>
          <table:table-cell office:value-type="date" office:date-value="2019-05-16T00:00:00" table:style-name="ce15">
            <text:p>16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3">
          <table:table-cell office:value-type="string" table:style-name="ce11">
            <text:p>Preparar caja estados para golpes medium, fierce y defender de pie</text:p>
          </table:table-cell>
          <table:table-cell office:value-type="string" table:style-name="ce11">
            <text:p>Jose</text:p>
          </table:table-cell>
          <table:table-cell office:value-type="string" table:style-name="ce11">
            <text:p>6h</text:p>
          </table:table-cell>
          <table:table-cell office:value-type="string" table:style-name="ce11">
            <text:p>7h</text:p>
          </table:table-cell>
          <table:table-cell office:value-type="date" office:date-value="2019-05-06T00:00:00" table:style-name="ce14">
            <text:p>06/05/19</text:p>
          </table:table-cell>
          <table:table-cell table:style-name="ce14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Adjust Dhalsim animations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4 h</text:p>
          </table:table-cell>
          <table:table-cell office:value-type="string" table:style-name="ce11">
            <text:p>2:45 h</text:p>
          </table:table-cell>
          <table:table-cell office:value-type="date" office:date-value="2019-05-21T00:00:00" table:style-name="ce14">
            <text:p>21/05/19</text:p>
          </table:table-cell>
          <table:table-cell office:value-type="string" table:style-name="ce14">
            <text:p>1:15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Arreglar saltos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h</text:p>
          </table:table-cell>
          <table:table-cell office:value-type="string" table:style-name="ce7">
            <text:p>1h</text:p>
          </table:table-cell>
          <table:table-cell office:value-type="date" office:date-value="2019-05-22T00:00:00" table:style-name="ce15">
            <text:p>22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Dhalsim pushback decent state</text:p>
          </table:table-cell>
          <table:table-cell office:value-type="string" table:style-name="ce11">
            <text:p>Adrià</text:p>
          </table:table-cell>
          <table:table-cell office:value-type="string" table:style-name="ce11">
            <text:p>2h</text:p>
          </table:table-cell>
          <table:table-cell office:value-type="string" table:style-name="ce16">
            <text:p>4h</text:p>
          </table:table-cell>
          <table:table-cell office:value-type="date" office:date-value="2019-05-22T00:00:00" table:style-name="ce14">
            <text:p>22/05/19</text:p>
          </table:table-cell>
          <table:table-cell office:value-type="string" table:style-name="ce14">
            <text:p>-2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Defending logic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 h</text:p>
          </table:table-cell>
          <table:table-cell office:value-type="string" table:style-name="ce7">
            <text:p>0:20h</text:p>
          </table:table-cell>
          <table:table-cell office:value-type="date" office:date-value="2019-05-23T00:00:00" table:style-name="ce15">
            <text:p>23/05/19</text:p>
          </table:table-cell>
          <table:table-cell table:style-name="ce15"/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7">
            <text:p>Miscelanious Dhalsim animation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:30 h</text:p>
          </table:table-cell>
          <table:table-cell office:value-type="string" table:style-name="ce7">
            <text:p>2 h</text:p>
          </table:table-cell>
          <table:table-cell office:value-type="date" office:date-value="2019-05-23T00:00:00" table:style-name="ce15">
            <text:p>23/05/19</text:p>
          </table:table-cell>
          <table:table-cell office:value-type="string" table:style-name="ce14">
            <text:p>-0:3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11">
            <text:p>Shadows implementation and ripping</text:p>
          </table:table-cell>
          <table:table-cell office:value-type="string" table:style-name="ce11">
            <text:p>Ferran</text:p>
          </table:table-cell>
          <table:table-cell office:value-type="string" table:style-name="ce11">
            <text:p>2 h</text:p>
          </table:table-cell>
          <table:table-cell office:value-type="string" table:style-name="ce11">
            <text:p>2:50 h</text:p>
          </table:table-cell>
          <table:table-cell office:value-type="date" office:date-value="2019-05-27T00:00:00" table:style-name="ce14">
            <text:p>27/05/19</text:p>
          </table:table-cell>
          <table:table-cell office:value-type="string" table:style-name="ce14">
            <text:p>-0:50 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3">
            <text:p>Font creation + misc</text:p>
          </table:table-cell>
          <table:table-cell office:value-type="string" table:style-name="ce3">
            <text:p>Adrià</text:p>
          </table:table-cell>
          <table:table-cell office:value-type="string" table:style-name="ce3">
            <text:p>3h</text:p>
          </table:table-cell>
          <table:table-cell office:value-type="string" table:style-name="ce3">
            <text:p>4:30h</text:p>
          </table:table-cell>
          <table:table-cell office:value-type="date" office:date-value="2019-05-27T00:00:00" table:style-name="ce17">
            <text:p>27/05/19</text:p>
          </table:table-cell>
          <table:table-cell office:value-type="string" table:style-name="ce3">
            <text:p>-1:30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3">
            <text:p>Grabbed</text:p>
          </table:table-cell>
          <table:table-cell office:value-type="string" table:style-name="ce3">
            <text:p>Jose</text:p>
          </table:table-cell>
          <table:table-cell office:value-type="string" table:style-name="ce3">
            <text:p>1 h</text:p>
          </table:table-cell>
          <table:table-cell table:style-name="ce3"/>
          <table:table-cell office:value-type="date" office:date-value="2019-05-28T00:00:00" table:style-name="ce17">
            <text:p>28/05/19</text:p>
          </table:table-cell>
          <table:table-cell table:number-columns-repeated="3" table:style-name="ce3"/>
          <table:table-cell table:number-columns-repeated="16376"/>
        </table:table-row>
        <table:table-row table:style-name="ro2">
          <table:table-cell office:value-type="string" table:style-name="ce3">
            <text:p>Dhalsim animations timer fix</text:p>
          </table:table-cell>
          <table:table-cell office:value-type="string" table:style-name="ce3">
            <text:p>Ferran</text:p>
          </table:table-cell>
          <table:table-cell office:value-type="string" table:style-name="ce3">
            <text:p>4 h</text:p>
          </table:table-cell>
          <table:table-cell office:value-type="string" table:style-name="ce3">
            <text:p>5 h</text:p>
          </table:table-cell>
          <table:table-cell office:value-type="date" office:date-value="2019-05-29T00:00:00" table:style-name="ce17">
            <text:p>29/05/19</text:p>
          </table:table-cell>
          <table:table-cell office:value-type="string" table:style-name="ce18">
            <text:p>-1h</text:p>
          </table:table-cell>
          <table:table-cell table:number-columns-repeated="2" table:style-name="ce3"/>
          <table:table-cell table:number-columns-repeated="16376"/>
        </table:table-row>
        <table:table-row table:style-name="ro2">
          <table:table-cell office:value-type="string" table:style-name="ce3">
            <text:p>Put grab animation in spritesheets</text:p>
          </table:table-cell>
          <table:table-cell office:value-type="string" table:style-name="ce3">
            <text:p>Ferran</text:p>
          </table:table-cell>
          <table:table-cell office:value-type="string" table:style-name="ce3">
            <text:p>1h</text:p>
          </table:table-cell>
          <table:table-cell office:value-type="string" table:style-name="ce3">
            <text:p>30 h</text:p>
          </table:table-cell>
          <table:table-cell office:value-type="date" office:date-value="2019-05-28T00:00:00" table:style-name="ce17">
            <text:p>28/05/19</text:p>
          </table:table-cell>
          <table:table-cell office:value-type="string" table:style-name="ce3">
            <text:p>0:30 h</text:p>
          </table:table-cell>
          <table:table-cell table:number-columns-repeated="2" table:style-name="ce3"/>
          <table:table-cell table:number-columns-repeated="16376"/>
        </table:table-row>
        <table:table-row table:number-rows-repeated="74" table:style-name="ro2">
          <table:table-cell table:number-columns-repeated="8" table:style-name="ce3"/>
          <table:table-cell table:number-columns-repeated="16376"/>
        </table:table-row>
        <table:table-row table:style-name="ro2">
          <table:table-cell table:number-columns-repeated="4" table:style-name="ce3"/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4" table:style-name="ce3"/>
          <table:table-cell table:number-columns-repeated="16380"/>
        </table:table-row>
        <table:table-row table:number-rows-repeated="1048382" table:style-name="ro7">
          <table:table-cell table:number-columns-repeated="16384"/>
        </table:table-row>
        <table:named-expressions>
          <table:named-range table:name="Print_Area" table:cell-range-address="Hoja1.$A$2:Hoja1.$F$90" table:base-cell-address="Hoja1.$A$1"/>
        </table:named-expressions>
      </table:table>
      <table:database-ranges>
        <table:database-range table:target-range-address="Hoja1.A11:Hoja1.E89" table:name="__Anonymous_Sheet_DB__0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number:time-style style:name="N37">
      <number:hours/>
      <number:text>:</number:text>
      <number:minutes number:style="long"/>
    </number:time-style>
    <number:currency-style style:name="N38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8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8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3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5-28T22:21:30Z</dc:date>
    <meta:editing-cycles>67</meta:editing-cycles>
    <meta:editing-duration>PT26847S</meta:editing-duration>
  </office:meta>
</office:document-meta>
</file>